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text-properties fo:font-size="7pt" style:font-size-asian="7pt" style:font-size-complex="7pt"/>
    </style:style>
    <style:style style:name="P3" style:family="paragraph" style:parent-style-name="Standard">
      <style:text-properties fo:font-size="7pt" officeooo:rsid="000d41ef" officeooo:paragraph-rsid="000d41ef" style:font-size-asian="7pt" style:font-size-complex="7pt"/>
    </style:style>
    <style:style style:name="P4" style:family="paragraph" style:parent-style-name="Standard">
      <style:text-properties fo:font-size="7pt" fo:background-color="transparent" style:font-size-asian="7pt" style:font-size-complex="7pt"/>
    </style:style>
    <style:style style:name="P5" style:family="paragraph" style:parent-style-name="Standard">
      <style:text-properties fo:font-size="7pt" officeooo:paragraph-rsid="000b6449" fo:background-color="transparent" style:font-size-asian="7pt" style:font-size-complex="7pt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text-properties fo:font-size="8pt" style:text-underline-style="solid" style:text-underline-width="auto" style:text-underline-color="font-color" style:font-size-asian="8pt" style:font-size-complex="8p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/>
    <style:style style:name="T4" style:family="text">
      <style:text-properties officeooo:rsid="000f11d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6"/>1 0 &lt;- {<text:span text:style-name="T2">10</text:span>}, 1 &lt;- {0, 4}, 2 &lt;- {1, 6, <text:span text:style-name="T2">10</text:span>}, 3 &lt;- {2}, 4 &lt;- {}, 5 &lt;- {}, 6 &lt;- {5, 7}, 7 &lt;- {}, 8 &lt;- {7, 9}, 9 &lt;- {}, 10 &lt;- {8, 11}, 11 &lt;- {}</text:p>
      <text:p text:style-name="P2"><text:s text:c="6"/>1 0 &lt;- {<text:span text:style-name="T2">10</text:span>}, 1 &lt;- {0, 4}, 2 &lt;- {1, 6, <text:span text:style-name="T2">10}</text:span>, 3 &lt;- {2, 6}, 4 &lt;- {}, 5 &lt;- {}, 6 &lt;- {5, 7}, 7 &lt;- {}, 8 &lt;- {7, 9}, 9 &lt;- {}, 10 &lt;- {8, 11}, 11 &lt;- {}</text:p>
      <text:p text:style-name="P2"><text:s text:c="3"/>2914 0 &lt;- {}, 1 &lt;- {0, 4}, 2 &lt;- {1, 6, <text:span text:style-name="T2">10</text:span>}, 3 &lt;- {2, <text:span text:style-name="T2">10</text:span>}, 4 &lt;- {}, 5 &lt;- {}, 6 &lt;- {5, 7}, 7 &lt;- {}, 8 &lt;- {7, 9}, 9 &lt;- {}, 10 &lt;- {8, 11}, 11 &lt;- {}</text:p>
      <text:p text:style-name="P2"><text:s text:c="6"/>2 0 &lt;- {}, 1 &lt;- {0, 4}, 2 &lt;- {1, 6, <text:span text:style-name="T2">10</text:span>}, 3 &lt;- {2, <text:span text:style-name="T2">10</text:span>}, 4 &lt;- {}, 5 &lt;- {}, 6 &lt;- {5, 7}, 7 &lt;- {}, 8 &lt;- {7, 9}, 9 &lt;- {}, 10 &lt;- {8, 11}, 11 &lt;- {1}</text:p>
      <text:p text:style-name="P2"><text:s text:c="6"/>1 0 &lt;- {}, 1 &lt;- {0, 4}, 2 &lt;- {1, 6, <text:span text:style-name="T2">10}</text:span>, 3 &lt;- {2}, 4 &lt;- {10}, 5 &lt;- {}, 6 &lt;- {5, 7}, 7 &lt;- {}, 8 &lt;- {7, 9}, 9 &lt;- {}, 10 &lt;- {8, 11}, 11 &lt;- {}</text:p>
      <text:p text:style-name="P2"><text:s text:c="5"/>11 0 &lt;- {}, 1 &lt;- {0, 4}, 2 &lt;- {1, 6, <text:span text:style-name="T2">10</text:span>}, 3 &lt;- {2}, 4 &lt;- {}, 5 &lt;- {10}, 6 &lt;- {5, 7}, 7 &lt;- {}, 8 &lt;- {7, 9}, 9 &lt;- {}, 10 &lt;- {8, 11}, 11 &lt;- {}</text:p>
      <text:p text:style-name="P2"><text:s text:c="6"/>3 0 &lt;- {}, 1 &lt;- {0, 4}, 2 &lt;- {1, 6, <text:span text:style-name="T2">10</text:span>}, 3 &lt;- {2}, 4 &lt;- {}, 5 &lt;- {1}, 6 &lt;- {5, 7}, 7 &lt;- {}, 8 &lt;- {7, 9}, 9 &lt;- {}, 10 &lt;- {8, 11}, 11 &lt;- {}</text:p>
      <text:p text:style-name="P2"><text:s text:c="5"/>16 0 &lt;- {}, 1 &lt;- {0, 4}, 2 &lt;- {1, 6, <text:span text:style-name="T2">10</text:span>}, 3 &lt;- {2}, 4 &lt;- {}, 5 &lt;- {}, 6 &lt;- {5, 7}, 7 &lt;- {1}, 8 &lt;- {7, 9}, 9 &lt;- {}, 10 &lt;- {8, 11}, 11 &lt;- {}</text:p>
      <text:p text:style-name="P2"><text:s/>188797 0 &lt;- {}, 1 &lt;- {0, 4}, 2 &lt;- {1, 6, <text:span text:style-name="T2">10</text:span>}, 3 &lt;- {2}, 4 &lt;- {}, 5 &lt;- {}, 6 &lt;- {5, 7}, 7 &lt;- {}, 8 &lt;- {7, 9}, 9 &lt;- {}, 10 &lt;- {8, 11}, 11 &lt;- {}</text:p>
      <text:p text:style-name="P2"><text:s text:c="4"/>128 0 &lt;- {}, 1 &lt;- {0, 4}, 2 &lt;- {1, 6, <text:span text:style-name="T2">10</text:span>}, 3 &lt;- {2}, 4 &lt;- {}, 5 &lt;- {}, 6 &lt;- {5, 7}, 7 &lt;- {}, 8 &lt;- {7, 9}, 9 &lt;- {}, 10 &lt;- {8, 11}, 11 &lt;- {1}</text:p>
      <text:p text:style-name="P2"><text:s text:c="6"/>4 0 &lt;- {}, 1 &lt;- {0, 4}, 2 &lt;- {1, 6, <text:span text:style-name="T2">10</text:span>}, 3 &lt;- {2}, 4 &lt;- {}, 5 &lt;- {}, 6 &lt;- {5, 7}, 7 &lt;- {}, 8 &lt;- {7, 9}, 9 &lt;- {}, 10 &lt;- {8, 11}, 11 &lt;- {6}</text:p>
      <text:p text:style-name="P2"><text:s text:c="5"/>10 0 &lt;- {}, 1 &lt;- {0, 4}, 2 &lt;- {1, 6, <text:span text:style-name="T2">10}</text:span>, 3 &lt;- {2}, 4 &lt;- {}, 5 &lt;- {}, 6 &lt;- {5, 7}, 7 &lt;- {}, 8 &lt;- {7, 9}, 9 &lt;- {1}, 10 &lt;- {8, 11}, 11 &lt;- {}</text:p>
      <text:p text:style-name="P2"><text:s text:c="6"/>4 0 &lt;- {}, 1 &lt;- {0, 4}, 2 &lt;- {1, 6, <text:span text:style-name="T2">10</text:span>}, 3 &lt;- {2}, 4 &lt;- {}, 5 &lt;- {}, 6 &lt;- {5, 7}, 7 &lt;- {}, 8 &lt;- {7, 9}, 9 &lt;- {6}, 10 &lt;- {8, 11}, 11 &lt;- {}</text:p>
      <text:p text:style-name="P2"><text:s text:c="5"/>43 0 &lt;- {}, 1 &lt;- {0, 4}, 2 &lt;- {1, 6, <text:span text:style-name="T2">10</text:span>}, 3 &lt;- {2, 6}, 4 &lt;- {}, 5 &lt;- {<text:span text:style-name="T2">10</text:span>}, 6 &lt;- {5, 7}, 7 &lt;- {}, 8 &lt;- {7, 9}, 9 &lt;- {}, 10 &lt;- {8, 11}, 11 &lt;- {}</text:p>
      <text:p text:style-name="P2"><text:s text:c="5"/>31 0 &lt;- {}, 1 &lt;- {0, 4}, 2 &lt;- {1, 6, <text:span text:style-name="T2">10</text:span>}, 3 &lt;- {2, 6}, 4 &lt;- {}, 5 &lt;- {1}, 6 &lt;- {5, 7}, 7 &lt;- {}, 8 &lt;- {7, 9}, 9 &lt;- {}, 10 &lt;- {8, 11}, 11 &lt;- {}</text:p>
      <text:p text:style-name="P2"><text:s text:c="5"/>74 0 &lt;- {}, 1 &lt;- {0, 4}, 2 &lt;- {1, 6, <text:span text:style-name="T2">10}</text:span>, 3 &lt;- {2, 6}, 4 &lt;- {}, 5 &lt;- {}, 6 &lt;- {5, 7}, 7 &lt;- {1}, 8 &lt;- {7, 9}, 9 &lt;- {}, 10 &lt;- {8, 11}, 11 &lt;- {}</text:p>
      <text:p text:style-name="P2"><text:s/>807313 0 &lt;- {}, 1 &lt;- {0, 4}, 2 &lt;- {1, 6, <text:span text:style-name="T2">10}</text:span>, 3 &lt;- {2, 6}, 4 &lt;- {}, 5 &lt;- {}, 6 &lt;- {5, 7}, 7 &lt;- {}, 8 &lt;- {7, 9}, 9 &lt;- {}, 10 &lt;- {8, 11}, 11 &lt;- {}</text:p>
      <text:p text:style-name="P2"><text:s text:c="4"/>545 0 &lt;- {}, 1 &lt;- {0, 4}, 2 &lt;- {1, 6, <text:span text:style-name="T2">10</text:span>}, 3 &lt;- {2, 6}, 4 &lt;- {}, 5 &lt;- {}, 6 &lt;- {5, 7}, 7 &lt;- {}, 8 &lt;- {7, 9}, 9 &lt;- {}, 10 &lt;- {8, 11}, 11 &lt;- {1}</text:p>
      <text:p text:style-name="P2"><text:s text:c="5"/>28 0 &lt;- {}, 1 &lt;- {0, 4}, 2 &lt;- {1, 6, <text:span text:style-name="T2">10</text:span>}, 3 &lt;- {2, 6}, 4 &lt;- {}, 5 &lt;- {}, 6 &lt;- {5, 7}, 7 &lt;- {}, 8 &lt;- {7, 9}, 9 &lt;- {}, 10 &lt;- {8, 11}, 11 &lt;- {6}</text:p>
      <text:p text:style-name="P2"><text:s text:c="5"/>44 0 &lt;- {}, 1 &lt;- {0, 4}, 2 &lt;- {1, 6, <text:span text:style-name="T2">10</text:span>}, 3 &lt;- {2, 6}, 4 &lt;- {}, 5 &lt;- {}, 6 &lt;- {5, 7}, 7 &lt;- {}, 8 &lt;- {7, 9}, 9 &lt;- {1}, 10 &lt;- {8, 11}, 11 &lt;- {}</text:p>
      <text:p text:style-name="P2"><text:s text:c="5"/>30 0 &lt;- {}, 1 &lt;- {0, 4}, 2 &lt;- {1, 6, <text:span text:style-name="T2">10</text:span>}, 3 &lt;- {2, 6}, 4 &lt;- {}, 5 &lt;- {}, 6 &lt;- {5, 7}, 7 &lt;- {}, 8 &lt;- {7, 9}, 9 &lt;- {6}, 10 &lt;- {8, 11}, 11 &lt;- {}</text:p>
      <text:p text:style-name="P2"/>
      <text:p text:style-name="P2"/>
      <text:p text:style-name="P2"/>
      <text:p text:style-name="P2"/>
      <text:p text:style-name="P2">{0: (1, 2, 3, 4, 5, 6, 7, 8, 9), 1: (0, 2, 4, 5, 6, 7, 8, 9, 10), 2: (0, 1, 3, 4, 5, 6, 7, 8, 9), 3: (0, 1, 2, 4, 5, 6, 7, 8, 9), 4: (0, 1, 2, 3, 5, 6, 7, 8, 9), 5: (0, 1, 2, 3, 4, 6, 7, 8, 9), 6: (0, 1, 2, 3, 4, 5, 7, 8, 9), 7: (0, 1, 2, 3, 4, 5, 6, 8, 9), 8: (0, 1, 2, 3, 4, 5, 6, 7, 9), 9: (0, 1, 2, 3, 4, 5, 6, 7, 8), 10: (0, 1, 2, 3, 4, 5, 6, 8, 11), 11: (0, 1, 2, 4, 5, 6, 8, 9, 10)}</text:p>
      <text:p text:style-name="P2"/>
      <text:p text:style-name="P6">{0: (), 1: (0, 2), 2: (), 3: (), 4: (3, 5), 5: (), 6: (5, 7), 7: (), 8: (6, 9), 9: (), 10: (1, 4, 8, 11), 11: ()}</text:p>
      <text:p text:style-name="P6"/>
      <text:p text:style-name="P7">opt,6,0.0,10000,"{0: (3, 4, 5, 7, 8, 9), 1: (0, 2, 4, 8, 9, 10), 2: (4, 5, 6, 7, 8, 9), 3: (1, 4, 5, 6, 7, 8), 4: (1, 3, 5, 7, 8, 9), 5: (1, 3, 4, 6, 7, 9), 6: (1, 3, 5, 7, 8, 9), 7: (1, 3, 4, 5, 6, 9), 8: (1, 3, 4, 5, 6, 9), 9: (1, 3, 4, 6, 7, 8), 10: (0, 1, 2, 4, 8, 11), 11: (1, 4, 5, 6, 8, 10)}"</text:p>
      <text:p text:style-name="P2"/>
      <text:p text:style-name="P5"><text:s text:c="6"/>1 0 &lt;- {10}, 1 &lt;- {0, 4}, 2 &lt;- {1, 6, 10}, 3 &lt;- {2}, 4 &lt;- {}, 5 &lt;- {}, 6 &lt;- {5, 7}, 7 &lt;- {}, 8 &lt;- {7, 9}, 9 &lt;- {}, 10 &lt;- {8, 11}, 11 &lt;- {}</text:p>
      <text:p text:style-name="P5"><text:s text:c="6"/>1 0 &lt;- {10}, 1 &lt;- {0, 4}, 2 &lt;- {1, 6, 10}, 3 &lt;- {2, 6}, 4 &lt;- {}, 5 &lt;- {}, 6 &lt;- {5, 7}, 7 &lt;- {}, 8 &lt;- {7, 9}, 9 &lt;- {}, 10 &lt;- {8, 11}, 11 &lt;- {}</text:p>
      <text:p text:style-name="P5"><text:s text:c="3"/>2914 0 &lt;- {}, 1 &lt;- {0, 4}, 2 &lt;- {1, 6, 10}, 3 &lt;- {2, 10}, 4 &lt;- {}, 5 &lt;- {}, 6 &lt;- {5, 7}, 7 &lt;- {}, 8 &lt;- {7, 9}, 9 &lt;- {}, 10 &lt;- {8, 11}, 11 &lt;- {}</text:p>
      <text:p text:style-name="P5"><text:s text:c="6"/>2 0 &lt;- {}, 1 &lt;- {0, 4}, 2 &lt;- {1, 6, 10}, 3 &lt;- {2, 10}, 4 &lt;- {}, 5 &lt;- {}, 6 &lt;- {5, 7}, 7 &lt;- {}, 8 &lt;- {7, 9}, 9 &lt;- {}, 10 &lt;- {8, 11}, 11 &lt;- {1}</text:p>
      <text:p text:style-name="P5"><text:s text:c="6"/>1 0 &lt;- {}, 1 &lt;- {0, 4}, 2 &lt;- {1, 6, 10}, 3 &lt;- {2}, 4 &lt;- {10}, 5 &lt;- {}, 6 &lt;- {5, 7}, 7 &lt;- {}, 8 &lt;- {7, 9}, 9 &lt;- {}, 10 &lt;- {8, 11}, 11 &lt;- {}</text:p>
      <text:p text:style-name="P5"><text:s text:c="5"/>11 0 &lt;- {}, 1 &lt;- {0, 4}, 2 &lt;- {1, 6, 10}, 3 &lt;- {2}, 4 &lt;- {}, 5 &lt;- {10}, 6 &lt;- {5, 7}, 7 &lt;- {}, 8 &lt;- {7, 9}, 9 &lt;- {}, 10 &lt;- {8, 11}, 11 &lt;- {}</text:p>
      <text:p text:style-name="P5"><text:s text:c="6"/>3 0 &lt;- {}, 1 &lt;- {0, 4}, 2 &lt;- {1, 6, 10}, 3 &lt;- {2}, 4 &lt;- {}, 5 &lt;- {1}, 6 &lt;- {5, 7}, 7 &lt;- {}, 8 &lt;- {7, 9}, 9 &lt;- {}, 10 &lt;- {8, 11}, 11 &lt;- {}</text:p>
      <text:p text:style-name="P5"><text:s text:c="5"/>16 0 &lt;- {}, 1 &lt;- {0, 4}, 2 &lt;- {1, 6, 10}, 3 &lt;- {2}, 4 &lt;- {}, 5 &lt;- {}, 6 &lt;- {5, 7}, 7 &lt;- {1}, 8 &lt;- {7, 9}, 9 &lt;- {}, 10 &lt;- {8, 11}, 11 &lt;- {}</text:p>
      <text:p text:style-name="P5"><text:s/>188797 0 &lt;- {}, 1 &lt;- {0, 4}, 2 &lt;- {1, 6, 10}, 3 &lt;- {2}, 4 &lt;- {}, 5 &lt;- {}, 6 &lt;- {5, 7}, 7 &lt;- {}, 8 &lt;- {7, 9}, 9 &lt;- {}, 10 &lt;- {8, 11}, 11 &lt;- {}</text:p>
      <text:p text:style-name="P5"><text:s text:c="4"/>128 0 &lt;- {}, 1 &lt;- {0, 4}, 2 &lt;- {1, 6, 10}, 3 &lt;- {2}, 4 &lt;- {}, 5 &lt;- {}, 6 &lt;- {5, 7}, 7 &lt;- {}, 8 &lt;- {7, 9}, 9 &lt;- {}, 10 &lt;- {8, 11}, 11 &lt;- {1}</text:p>
      <text:p text:style-name="P5"><text:s text:c="6"/>4 0 &lt;- {}, 1 &lt;- {0, 4}, 2 &lt;- {1, 6, 10}, 3 &lt;- {2}, 4 &lt;- {}, 5 &lt;- {}, 6 &lt;- {5, 7}, 7 &lt;- {}, 8 &lt;- {7, 9}, 9 &lt;- {}, 10 &lt;- {8, 11}, 11 &lt;- {6}</text:p>
      <text:p text:style-name="P5"><text:s text:c="5"/>10 0 &lt;- {}, 1 &lt;- {0, 4}, 2 &lt;- {1, 6, 10}, 3 &lt;- {2}, 4 &lt;- {}, 5 &lt;- {}, 6 &lt;- {5, 7}, 7 &lt;- {}, 8 &lt;- {7, 9}, 9 &lt;- {1}, 10 &lt;- {8, 11}, 11 &lt;- {}</text:p>
      <text:p text:style-name="P5"><text:s text:c="6"/>4 0 &lt;- {}, 1 &lt;- {0, 4}, 2 &lt;- {1, 6, 10}, 3 &lt;- {2}, 4 &lt;- {}, 5 &lt;- {}, 6 &lt;- {5, 7}, 7 &lt;- {}, 8 &lt;- {7, 9}, 9 &lt;- {6}, 10 &lt;- {8, 11}, 11 &lt;- {}</text:p>
      <text:p text:style-name="P5"><text:s text:c="5"/>43 0 &lt;- {}, 1 &lt;- {0, 4}, 2 &lt;- {1, 6, 10}, 3 &lt;- {2, 6}, 4 &lt;- {}, 5 &lt;- {10}, 6 &lt;- {5, 7}, 7 &lt;- {}, 8 &lt;- {7, 9}, 9 &lt;- {}, 10 &lt;- {8, 11}, 11 &lt;- {}</text:p>
      <text:p text:style-name="P5"><text:s text:c="5"/>31 0 &lt;- {}, 1 &lt;- {0, 4}, 2 &lt;- {1, 6, 10}, 3 &lt;- {2, 6}, 4 &lt;- {}, 5 &lt;- {1}, 6 &lt;- {5, 7}, 7 &lt;- {}, 8 &lt;- {7, 9}, 9 &lt;- {}, 10 &lt;- {8, 11}, 11 &lt;- {}</text:p>
      <text:p text:style-name="P5"><text:s text:c="5"/>74 0 &lt;- {}, 1 &lt;- {0, 4}, 2 &lt;- {1, 6, 10}, 3 &lt;- {2, 6}, 4 &lt;- {}, 5 &lt;- {}, 6 &lt;- {5, 7}, 7 &lt;- {1}, 8 &lt;- {7, 9}, 9 &lt;- {}, 10 &lt;- {8, 11}, 11 &lt;- {}</text:p>
      <text:p text:style-name="P5"><text:s/>807313 0 &lt;- {}, 1 &lt;- {0, 4}, 2 &lt;- {1, 6, 10}, 3 &lt;- {2, 6}, 4 &lt;- {}, 5 &lt;- {}, 6 &lt;- {5, 7}, 7 &lt;- {}, 8 &lt;- {7, 9}, 9 &lt;- {}, 10 &lt;- {8, 11}, 11 &lt;- {}</text:p>
      <text:p text:style-name="P5"><text:s text:c="4"/>545 0 &lt;- {}, 1 &lt;- {0, 4}, 2 &lt;- {1, 6, 10}, 3 &lt;- {2, 6}, 4 &lt;- {}, 5 &lt;- {}, 6 &lt;- {5, 7}, 7 &lt;- {}, 8 &lt;- {7, 9}, 9 &lt;- {}, 10 &lt;- {8, 11}, 11 &lt;- {1}</text:p>
      <text:p text:style-name="P5"><text:s text:c="5"/>28 0 &lt;- {}, 1 &lt;- {0, 4}, 2 &lt;- {1, 6, 10}, 3 &lt;- {2, 6}, 4 &lt;- {}, 5 &lt;- {}, 6 &lt;- {5, 7}, 7 &lt;- {}, 8 &lt;- {7, 9}, 9 &lt;- {}, 10 &lt;- {8, <text:span text:style-name="T1">11</text:span>}, 11 &lt;- {6}</text:p>
      <text:p text:style-name="P5"><text:s text:c="5"/>44 0 &lt;- {}, 1 &lt;- {0, 4}, 2 &lt;- {1, 6, 10}, 3 &lt;- {2, 6}, 4 &lt;- {}, 5 &lt;- {}, 6 &lt;- {5, 7}, 7 &lt;- {}, 8 &lt;- {7, 9}, 9 &lt;- {1}, 10 &lt;- {8, <text:span text:style-name="T1">11</text:span>}, 11 &lt;- {}</text:p>
      <text:p text:style-name="P5"><text:s text:c="5"/>30 0 &lt;- {}, 1 &lt;- {0, 4}, 2 &lt;- {1, 6, 10}, 3 &lt;- {2, 6}, 4 &lt;- {}, 5 &lt;- {}, 6 &lt;- {5, 7}, 7 &lt;- {}, 8 &lt;- {7, 9}, 9 &lt;- {6}, 10 &lt;- {8, <text:span text:style-name="T1">11</text:span>}, 11 &lt;- {}</text:p>
      <text:p text:style-name="P4"/>
      <text:p text:style-name="P2">{0: (1, 10), 1: (0, 2), 2: (1, 10), 3: (4, 10), 4: (3, 5), 5: (4, 6), 6: (5, 7), 7: (6, 8), 8: (9, 10), 9: (8, 10), 10: (4, 8), 11: (8, 10)}</text:p>
      <text:p text:style-name="P2"/>
      <text:p text:style-name="P2">10: (1, 4, 5, 6, 8, 9)</text:p>
      <text:p text:style-name="P2"/>
      <text:p text:style-name="P2">{0: (1, 3, 4, 7, 8, 9, 10, 11), 1: (0, 2, 4, 5, 6, 8, 9, 10), 2: (1, 4, 6, 7, 8, 9, 10, 11), 3: (1, 4, 5, 6, 7, 8, 10, 11), 4: (1, 3, 5, 6, 7, 8, 9, 10), 5: (1, 3, 4, 6, 7, 8, 10, 11), 6: (1, 3, 4, 5, 7, 8, 10, 11), 7: (1, 3, 4, 6, 8, 9, 10, 11), 8: (1, 4, 5, 6, 7, 9, 10, 11), 9: (1, 3, 4, 6, 7, 8, 10, 11), 10: (0, 1, 3, 4, 5, 6, 8, 9), 11: (1, 3, 4, 5, 6, 7, 8, 10)}"</text:p>
      <text:p text:style-name="P2"/>
      <text:p text:style-name="P3">10 -&gt;8 4 1 6 5 <text:span text:style-name="T4">9 3 0 11 2</text:span></text:p>
      <text:p text:style-name="P3"/>
      <text:p text:style-name="P3"/>
      <text:p text:style-name="P3">0 &lt;- {4, 6}, 1 &lt;- {2, 3, 6}, 2 &lt;- {5, 8, 9}, 3 &lt;- {1, 8, 9}, 4 &lt;- {6, 8, 10}, 5 &lt;- {1, 4, 10}, 6 &lt;- {0, 4}, 7 &lt;- {1, 3}, 8 &lt;- {1, 2, 3}, 9 &lt;- {0, 6, 8}, 10 &lt;- {3, 9}, 11 &lt;- {1, 6, 10}</text:p>
      <text:p text:style-name="P3">0 &lt;- {7, 11}, 1 &lt;- {4, 11}, 2 &lt;- {8, 10}, 3 &lt;- {2, 9}, 4 &lt;- {6}, 5 &lt;- {1, 4}, 6 &lt;- {1, 7}, 7 &lt;- {1, 2, 3}, 8 &lt;- {4, 6, 7}, 9 &lt;- {3, 4, 6}, 10 &lt;- {0, 2, 11}, 11 &lt;- {1, 4, 7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30T19:15:14.993964130</meta:creation-date>
    <meta:editing-duration>PT19S</meta:editing-duration>
    <meta:editing-cycles>2</meta:editing-cycles>
    <meta:generator>LibreOffice/6.4.7.2$Linux_X86_64 LibreOffice_project/40$Build-2</meta:generator>
    <dc:date>2025-03-31T01:26:52.241927019</dc:date>
    <meta:document-statistic meta:table-count="0" meta:image-count="0" meta:object-count="0" meta:page-count="1" meta:paragraph-count="51" meta:word-count="2333" meta:character-count="7793" meta:non-whitespace-character-count="5311"/>
  </office:meta>
</office:document-meta>
</file>